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office:value-type="string">
            <text:p>Lambda</text:p>
          </table:table-cell>
          <table:table-cell office:value-type="string">
            <text:p>AFR</text:p>
          </table:table-cell>
          <table:table-cell office:value-type="string">
            <text:p>Power coef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C2]/14.7" office:value-type="float" office:value="0.340136054421769">
            <text:p>0,34013605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 AFR - Rich Burn Limit (engine fully warm)</text:p>
          </table:table-cell>
          <table:table-cell table:formula="of:=[.C3]/14.7" office:value-type="float" office:value="0.408163265306122">
            <text:p>0,4081632653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9 AFR - Black Smoke | Low Power</text:p>
          </table:table-cell>
          <table:table-cell table:formula="of:=[.C4]/14.7" office:value-type="float" office:value="0.612244897959184">
            <text:p>0,612244898</text:p>
          </table:table-cell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11.5 AFR - Best Rich Torque at Wide Open Throttle (WOT)</text:p>
          </table:table-cell>
          <table:table-cell table:formula="of:=[.C5]/14.7" office:value-type="float" office:value="0.782312925170068">
            <text:p>0,7823129252</text:p>
          </table:table-cell>
          <table:table-cell office:value-type="float" office:value="11.5">
            <text:p>11,5</text:p>
          </table:table-cell>
          <table:table-cell office:value-type="float" office:value="0.95">
            <text:p>0,95</text:p>
          </table:table-cell>
          <table:table-cell/>
          <table:table-cell>
            <draw:frame table:end-cell-address="Foglio1.S45" table:end-x="2.26cm" table:end-y="0.329cm" draw:z-index="0" draw:style-name="gr1" draw:text-style-name="P1" svg:width="31.515cm" svg:height="19.452cm" svg:x="0.1cm" svg:y="0.102cm">
              <draw:object draw:notify-on-update-of-ranges="Foglio1.C2:Foglio1.C13 Foglio1.D2:Foglio1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12.2 AFR - Safe Best Power at Wide Open Throttle (WOT)</text:p>
          </table:table-cell>
          <table:table-cell table:formula="of:=[.C6]/14.7" office:value-type="float" office:value="0.829931972789116">
            <text:p>0,8299319728</text:p>
          </table:table-cell>
          <table:table-cell office:value-type="float" office:value="12.2">
            <text:p>12,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3.3 AFR - Lean Best Torque</text:p>
          </table:table-cell>
          <table:table-cell table:formula="of:=[.C7]/14.7" office:value-type="float" office:value="0.904761904761905">
            <text:p>0,9047619048</text:p>
          </table:table-cell>
          <table:table-cell office:value-type="float" office:value="13.3">
            <text:p>13,3</text:p>
          </table:table-cell>
          <table:table-cell office:value-type="float" office:value="0.95">
            <text:p>0,95</text:p>
          </table:table-cell>
          <table:table-cell table:number-columns-repeated="2"/>
        </table:table-row>
        <table:table-row table:style-name="ro2">
          <table:table-cell office:value-type="string">
            <text:p>14.6 AFR - Stoichimometirc Air/Fuel Ratio Value (Stoich)</text:p>
          </table:table-cell>
          <table:table-cell table:formula="of:=[.C8]/14.7" office:value-type="float" office:value="1">
            <text:p>1</text:p>
          </table:table-cell>
          <table:table-cell office:value-type="float" office:value="14.7">
            <text:p>14,7</text:p>
          </table:table-cell>
          <table:table-cell office:value-type="float" office:value="0.87">
            <text:p>0,87</text:p>
          </table:table-cell>
          <table:table-cell table:number-columns-repeated="2"/>
        </table:table-row>
        <table:table-row table:style-name="ro1">
          <table:table-cell office:value-type="string">
            <text:p>15.5 AFR - Lean Cruise</text:p>
          </table:table-cell>
          <table:table-cell table:formula="of:=[.C9]/14.7" office:value-type="float" office:value="1.05442176870748">
            <text:p>1,0544217687</text:p>
          </table:table-cell>
          <table:table-cell office:value-type="float" office:value="15.5">
            <text:p>15,5</text:p>
          </table:table-cell>
          <table:table-cell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string">
            <text:p>16.5 AFR - Usual Best Economy</text:p>
          </table:table-cell>
          <table:table-cell table:formula="of:=[.C10]/14.7" office:value-type="float" office:value="1.12244897959184">
            <text:p>1,1224489796</text:p>
          </table:table-cell>
          <table:table-cell office:value-type="float" office:value="16.5">
            <text:p>16,5</text:p>
          </table:table-cell>
          <table:table-cell office:value-type="float" office:value="0.62">
            <text:p>0,62</text:p>
          </table:table-cell>
          <table:table-cell table:number-columns-repeated="2"/>
        </table:table-row>
        <table:table-row table:style-name="ro1">
          <table:table-cell office:value-type="string">
            <text:p>18 AFR - Carbureted Lean Burn Limit</text:p>
          </table:table-cell>
          <table:table-cell table:formula="of:=[.C11]/14.7" office:value-type="float" office:value="1.22448979591837">
            <text:p>1,2244897959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table:number-columns-repeated="2"/>
        </table:table-row>
        <table:table-row table:style-name="ro1">
          <table:table-cell office:value-type="string">
            <text:p>22+ AFR - EEC / EFI Lean Burn Limit</text:p>
          </table:table-cell>
          <table:table-cell table:formula="of:=[.C12]/14.7" office:value-type="float" office:value="1.49659863945578">
            <text:p>1,4965986395</text:p>
          </table:table-cell>
          <table:table-cell office:value-type="float" office:value="22">
            <text:p>22</text:p>
          </table:table-cell>
          <table:table-cell office:value-type="float" office:value="0.23">
            <text:p>0,23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C13]/14.7" office:value-type="float" office:value="1.70068027210884">
            <text:p>1,70068027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18/03/2022</text:date>, <text:time>22.15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Trevisan</meta:initial-creator>
    <meta:creation-date>2022-03-18T21:37:03.77</meta:creation-date>
    <dc:date>2022-03-18T22:15:39.55</dc:date>
    <dc:creator>Gabriele Trevisan</dc:creator>
    <meta:editing-duration>PT8M15S</meta:editing-duration>
    <meta:editing-cycles>1</meta:editing-cycles>
    <meta:document-statistic meta:table-count="3" meta:cell-count="49" meta:object-count="1"/>
    <meta:generator>OpenOffice/4.1.8$Win32 OpenOffice.org_project/418m3$Build-98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16cm" svg:height="19.453cm" xlink:href=".." xlink:type="simple" chart:class="chart:line" chart:style-name="ch1">
        <chart:legend chart:legend-position="end" svg:x="28.584cm" svg:y="9.414cm" style:legend-expansion="high" chart:style-name="ch2"/>
        <chart:plot-area chart:style-name="ch3" table:cell-range-address="Foglio1.C2:Foglio1.D13" chart:data-source-has-labels="column" svg:x="1.08cm" svg:y="1.691cm" svg:width="26.244cm" svg:height="16.953cm">
          <chartooo:coordinate-region svg:x="1.807cm" svg:y="1.904cm" svg:width="25.33cm" svg:height="16.067cm"/>
          <chart:axis chart:dimension="x" chart:name="primary-x" chart:style-name="ch4" chartooo:axis-type="auto">
            <chartooo:date-scale/>
            <chart:categories table:cell-range-address="Foglio1.C2:Foglio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D2:Foglio1.D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Foglio1.C2:Foglio1.C13</svg:desc>
                </draw:g>
              </table:table-cell>
              <table:table-cell office:value-type="float" office:value="0">
                <text:p>0</text:p>
                <draw:g>
                  <svg:desc>Foglio1.D2:Foglio1.D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